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0E2B693338CE1E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8cm" fo:min-width="0.948cm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0.7cm"/>
    </style:style>
    <style:style style:name="P1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15pt" fo:font-style="normal" style:text-underline-style="none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Reparto"/>
            <form:fixed-text form:name="lblTipo" form:control-implementation="ooo:com.sun.star.form.component.FixedText" xml:id="control7" form:id="control7" form:label="D"/>
            <form:fixed-text form:name="lblRepartidor" form:control-implementation="ooo:com.sun.star.form.component.FixedText" xml:id="control8" form:id="control8" form:label="Repartidor:"/>
            <form:text form:name="txtRepartidor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Vehiculo" form:control-implementation="ooo:com.sun.star.form.component.FixedText" xml:id="control10" form:id="control10" form:label="Vehiculo:"/>
            <form:text form:name="txtVehiculo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2" form:id="control12" form:label="Telefono:"/>
            <form:text form:name="txtTelefono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control draw:style-name="gr1" draw:text-style-name="P1" draw:layer="layout" svg:width="1.6cm" svg:height="1.5cm" svg:x="1.3cm" svg:y="1.2cm" draw:control="control1"/>
        <draw:control draw:style-name="standard" draw:text-style-name="P2" draw:layer="layout" svg:width="2.7cm" svg:height="0.7cm" svg:x="3.1cm" svg:y="1.6cm" draw:control="control2"/>
        <draw:control draw:style-name="gr1" draw:text-style-name="P1" draw:layer="layout" svg:width="0.7cm" svg:height="0.9cm" svg:x="2.2cm" svg:y="2.5cm" draw:control="control3"/>
        <draw:control draw:style-name="standard" draw:text-style-name="P2" draw:layer="layout" svg:width="4.6cm" svg:height="0.7cm" svg:x="3.1cm" svg:y="2.6cm" draw:control="control4"/>
        <draw:control draw:style-name="gr1" draw:text-style-name="P3" draw:layer="layout" svg:width="4.5cm" svg:height="1.1cm" svg:x="1.3cm" svg:y="3.3cm" draw:control="control5"/>
        <draw:control draw:style-name="gr1" draw:text-style-name="P4" draw:layer="layout" svg:width="2cm" svg:height="1cm" svg:x="9.5cm" svg:y="1.3cm" draw:control="control6"/>
        <draw:custom-shape draw:style-name="gr2" draw:text-style-name="P5" draw:layer="layout" svg:width="1.5cm" svg:height="1.2cm" svg:x="9.7cm" svg:y="2.1cm">
          <text:p/>
          <draw:enhanced-geometry svg:viewBox="0 0 21600 21600" draw:type="rectangle" draw:enhanced-path="M 0 0 L 21600 0 21600 21600 0 21600 0 0 Z N"/>
        </draw:custom-shape>
        <draw:control draw:style-name="gr1" draw:text-style-name="P6" draw:layer="layout" svg:width="1.4cm" svg:height="1cm" svg:x="9.8cm" svg:y="2.2cm" draw:control="control7"/>
        <draw:frame draw:style-name="gr3" draw:text-style-name="P5" draw:layer="layout" svg:width="6.032cm" svg:height="4.841cm" svg:x="13.768cm" svg:y="1.3cm">
          <draw:image xlink:href="Pictures/10000000000000E4000000B70E2B693338CE1EBD.png" xlink:type="simple" xlink:show="embed" xlink:actuate="onLoad">
            <text:p/>
          </draw:image>
        </draw:frame>
        <draw:custom-shape draw:style-name="gr4" draw:text-style-name="P5" draw:layer="layout" svg:width="11.2cm" svg:height="1.6cm" svg:x="1.5cm" svg:y="4.4cm">
          <text:p/>
          <draw:enhanced-geometry svg:viewBox="0 0 21600 21600" draw:type="rectangle" draw:enhanced-path="M 0 0 L 21600 0 21600 21600 0 21600 0 0 Z N"/>
        </draw:custom-shape>
        <draw:control draw:style-name="gr1" draw:text-style-name="P2" draw:layer="layout" svg:width="2.2cm" svg:height="0.7cm" svg:x="1.7cm" svg:y="4.3cm" draw:control="control8"/>
        <draw:control draw:style-name="standard" draw:text-style-name="P2" draw:layer="layout" svg:width="8cm" svg:height="0.5cm" svg:x="3.8cm" svg:y="4.4cm" draw:control="control9"/>
        <draw:control draw:style-name="gr1" draw:text-style-name="P2" draw:layer="layout" svg:width="2.1cm" svg:height="0.5cm" svg:x="2cm" svg:y="4.9cm" draw:control="control10"/>
        <draw:control draw:style-name="standard" draw:text-style-name="P2" draw:layer="layout" svg:width="8cm" svg:height="0.5cm" svg:x="3.8cm" svg:y="4.9cm" draw:control="control11"/>
        <draw:control draw:style-name="gr1" draw:text-style-name="P2" draw:layer="layout" svg:width="1.8cm" svg:height="0.3cm" svg:x="2cm" svg:y="5.5cm" draw:control="control12"/>
        <draw:control draw:style-name="standard" draw:text-style-name="P2" draw:layer="layout" svg:width="8cm" svg:height="0.5cm" svg:x="3.8cm" svg:y="5.4cm" draw:control="control13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09:26:51.646000000</meta:creation-date>
    <dc:date>2015-10-29T15:23:24.40</dc:date>
    <meta:editing-duration>PT22M50S</meta:editing-duration>
    <meta:editing-cycles>2</meta:editing-cycles>
    <meta:generator>OpenOffice/4.1.2$Win32 OpenOffice.org_project/412m3$Build-9782</meta:generator>
    <meta:document-statistic meta:object-count="16"/>
  </office:meta>
</office:document-meta>
</file>